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00ffff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svg:stroke-width="0.051cm" svg:stroke-color="#ff0000" draw:marker-start-width="0.381cm" draw:marker-end-width="0.381cm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6.08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05cm" svg:height="1.905cm" svg:x="5.181cm" svg:y="5.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1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5.1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635cm" svg:height="0.635cm" svg:x="7.35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0.635cm" svg:x="7.35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0.635cm" svg:x="14.33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4.335cm" svg:y="14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7.351cm" svg:y="10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0.635cm" svg:x="14.336cm" svg:y="10.8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0.843cm" svg:y="14.3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0.843cm" svg:y="7.3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0.844cm" svg:y="10.8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6.716cm" svg:y="16.8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508cm" svg:height="0.508cm" svg:x="7.116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6.55cm" svg:height="1.07cm" svg:x="8.421cm" svg:y="17.075cm">
          <draw:text-box>
            <text:p>= Kinematic DOF</text:p>
          </draw:text-box>
        </draw:frame>
        <draw:frame draw:style-name="gr4" draw:layer="layout" svg:width="7.82cm" svg:height="1.07cm" svg:x="8.421cm" svg:y="18.375cm">
          <draw:text-box>
            <text:p>= Thermodynamic DO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14:18:36</meta:creation-date>
    <dc:date>2010-01-21T12:41:13</dc:date>
    <meta:editing-duration>PT01H15M31S</meta:editing-duration>
    <meta:editing-cycles>10</meta:editing-cycles>
    <meta:generator>OpenOffice.org/3.1$Linux OpenOffice.org_project/310m19$Build-9420</meta:generator>
    <meta:document-statistic meta:object-count="18"/>
  </office:meta>
</office:document-meta>
</file>